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80" draw:marker-start="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80" draw:marker-start="" draw:marker-start-width="0.381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.353cm" fo:min-width="0.717cm"/>
    </style:style>
    <style:style style:name="gr4" style:family="graphic" style:parent-style-name="standard">
      <style:graphic-properties svg:stroke-width="0.051cm" svg:stroke-color="#000080" draw:marker-start="" draw:marker-start-width="0.279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9cm" draw:marker-end-width="0.276cm" draw:fill="solid" draw:fill-color="#ffff00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80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80" draw:marker-start-width="0.279cm" draw:marker-end-width="0.276cm" draw:fill="solid" draw:fill-color="#ffff00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8000" draw:marker-start="" draw:marker-start-width="0.381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8000" draw:marker-start="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8000" draw:marker-start="" draw:marker-start-width="0.279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>
      <style:graphic-properties svg:stroke-width="0.051cm" draw:marker-start-width="0.279cm" draw:marker-end-width="0.276cm" draw:fill="solid" draw:fill-color="#ffff00" draw:textarea-vertical-align="middle" draw:auto-grow-height="false" fo:min-height="0.219cm" fo:min-width="0cm" fo:padding-top="0.15cm" fo:padding-bottom="0.15cm" fo:padding-left="0.275cm" fo:padding-right="0.275cm"/>
    </style:style>
    <style:style style:name="gr12" style:family="graphic">
      <style:graphic-properties svg:stroke-width="0.051cm" svg:stroke-color="#000080" draw:marker-start-width="0.279cm" draw:marker-end-width="0.276cm" draw:fill="solid" draw:fill-color="#ffff00" draw:textarea-vertical-align="middle" draw:auto-grow-height="false" fo:min-height="0.219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.353cm" fo:min-width="0.328cm"/>
    </style:style>
    <style:style style:name="gr14" style:family="graphic" style:parent-style-name="standard">
      <style:graphic-properties svg:stroke-width="0.051cm" draw:marker-start-width="0.279cm" draw:marker-end-width="0.276cm" draw:fill="solid" draw:fill-color="#ffff00" draw:textarea-vertical-align="middle" draw:auto-grow-height="false" fo:min-height="0.219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80" draw:marker-start-width="0.279cm" draw:marker-end-width="0.276cm" draw:fill="solid" draw:fill-color="#ffff00" draw:textarea-vertical-align="middle" draw:auto-grow-height="false" fo:min-height="0.219cm" fo:min-width="0cm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Times New Roman1" fo:font-size="11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Times New Roman1" fo:font-size="9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font-name="Times New Roman1" fo:font-size="11pt" fo:font-style="italic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style:font-name="Times New Roman1" fo:font-size="10pt" fo:font-style="italic" style:font-size-asian="18pt" style:font-size-complex="18pt"/>
    </style:style>
    <style:style style:name="P7" style:family="paragraph">
      <style:paragraph-properties fo:text-align="center"/>
      <style:text-properties style:font-name="Times New Roman1" style:font-size-asian="18pt" style:font-size-complex="18pt"/>
    </style:style>
    <style:style style:name="P8" style:family="paragraph">
      <style:paragraph-properties fo:margin-left="0cm" fo:margin-right="0cm" fo:text-indent="0cm"/>
      <style:text-properties fo:font-size="9pt"/>
    </style:style>
    <style:style style:name="P9" style:family="paragraph">
      <style:paragraph-properties fo:margin-left="0cm" fo:margin-right="0cm" fo:text-align="center" fo:text-indent="0cm"/>
      <style:text-properties fo:font-size="11pt"/>
    </style:style>
    <style:style style:name="P10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style:font-name="Times New Roman1" fo:font-size="9pt" style:font-size-asian="18pt" style:font-size-complex="18pt"/>
    </style:style>
    <style:style style:name="T2" style:family="text">
      <style:text-properties style:font-name="Times New Roman1" fo:font-size="11pt" fo:font-style="italic" style:font-size-asian="18pt" style:font-size-complex="18pt"/>
    </style:style>
    <style:style style:name="T3" style:family="text">
      <style:text-properties style:font-name="Times New Roman1" fo:font-size="10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06cm" svg:y1="6.402cm" svg:x2="3.16cm" svg:y2="7.004cm">
          <text:p/>
        </draw:line>
        <draw:line draw:style-name="gr2" draw:text-style-name="P1" draw:layer="layout" svg:x1="1.942cm" svg:y1="3.75cm" svg:x2="2.396cm" svg:y2="2.071cm">
          <text:p/>
        </draw:line>
        <draw:line draw:style-name="gr1" draw:text-style-name="P1" draw:layer="layout" svg:x1="5.454cm" svg:y1="2.095cm" svg:x2="2.975cm" svg:y2="6.954cm">
          <text:p/>
        </draw:line>
        <draw:line draw:style-name="gr1" draw:text-style-name="P1" draw:layer="layout" svg:x1="5.949cm" svg:y1="2.033cm" svg:x2="7.957cm" svg:y2="3.632cm">
          <text:p/>
        </draw:line>
        <draw:line draw:style-name="gr1" draw:text-style-name="P1" draw:layer="layout" svg:x1="5.664cm" svg:y1="1.686cm" svg:x2="2.009cm" svg:y2="3.884cm">
          <text:p/>
        </draw:line>
        <draw:line draw:style-name="gr1" draw:text-style-name="P1" draw:layer="layout" svg:x1="5.206cm" svg:y1="1.736cm" svg:x2="2.73cm" svg:y2="1.8cm">
          <text:p/>
        </draw:line>
        <draw:frame draw:style-name="gr3" draw:text-style-name="P3" draw:layer="layout" svg:width="1.217cm" svg:height="0.603cm" svg:x="3.121cm" svg:y="1.295cm">
          <draw:text-box>
            <text:p text:style-name="P2"><text:span text:style-name="T1">8,033</text:span></text:p>
          </draw:text-box>
        </draw:frame>
        <draw:line draw:style-name="gr4" draw:text-style-name="P1" draw:layer="layout" svg:x1="5.726cm" svg:y1="1.785cm" svg:x2="6.086cm" svg:y2="5.913cm">
          <text:p/>
        </draw:line>
        <draw:line draw:style-name="gr1" draw:text-style-name="P1" draw:layer="layout" svg:x1="2.826cm" svg:y1="6.793cm" svg:x2="1.995cm" svg:y2="4.388cm">
          <text:p/>
        </draw:line>
        <draw:frame draw:style-name="gr3" draw:text-style-name="P3" draw:layer="layout" svg:width="1.217cm" svg:height="0.603cm" svg:x="1.516cm" svg:y="5.89cm">
          <draw:text-box>
            <text:p text:style-name="P2"><text:span text:style-name="T1">6,932</text:span></text:p>
          </draw:text-box>
        </draw:frame>
        <draw:line draw:style-name="gr1" draw:text-style-name="P1" draw:layer="layout" svg:x1="6.383cm" svg:y1="6.371cm" svg:x2="7.722cm" svg:y2="3.979cm">
          <text:p/>
        </draw:line>
        <draw:line draw:style-name="gr1" draw:text-style-name="P1" draw:layer="layout" svg:x1="7.586cm" svg:y1="3.756cm" svg:x2="2.107cm" svg:y2="3.992cm">
          <text:p/>
        </draw:line>
        <draw:line draw:style-name="gr1" draw:text-style-name="P1" draw:layer="layout" svg:x1="5.788cm" svg:y1="6.185cm" svg:x2="1.909cm" svg:y2="4.091cm">
          <text:p/>
        </draw:line>
        <draw:frame draw:style-name="gr3" draw:text-style-name="P3" draw:layer="layout" svg:width="1.217cm" svg:height="0.603cm" svg:x="1.2cm" svg:y="2.084cm">
          <draw:text-box>
            <text:p text:style-name="P2"><text:span text:style-name="T1">6,263</text:span></text:p>
          </draw:text-box>
        </draw:frame>
        <draw:line draw:style-name="gr1" draw:text-style-name="P1" draw:layer="layout" svg:x1="7.955cm" svg:y1="7.232cm" svg:x2="8.019cm" svg:y2="4.029cm">
          <text:p/>
        </draw:line>
        <draw:frame draw:style-name="gr3" draw:text-style-name="P3" draw:layer="layout" svg:width="1.217cm" svg:height="0.603cm" svg:x="7.83cm" svg:y="5.443cm">
          <draw:text-box>
            <text:p text:style-name="P2"><text:span text:style-name="T1">8,471</text:span></text:p>
          </draw:text-box>
        </draw:frame>
        <draw:line draw:style-name="gr1" draw:text-style-name="P1" draw:layer="layout" svg:x1="7.701cm" svg:y1="7.5cm" svg:x2="3.024cm" svg:y2="7.165cm">
          <text:p/>
        </draw:line>
        <draw:frame draw:style-name="gr3" draw:text-style-name="P3" draw:layer="layout" svg:width="1.217cm" svg:height="0.603cm" svg:x="4.454cm" svg:y="7.315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4.671cm" svg:y="4.145cm">
          <draw:text-box>
            <text:p text:style-name="P2"><text:span text:style-name="T1">8,824</text:span></text:p>
          </draw:text-box>
        </draw:frame>
        <draw:frame draw:style-name="gr3" draw:text-style-name="P3" draw:layer="layout" svg:width="1.217cm" svg:height="0.603cm" svg:x="4.153cm" svg:y="6.108cm">
          <draw:text-box>
            <text:p text:style-name="P2"><text:span text:style-name="T1">6,518</text:span></text:p>
          </draw:text-box>
        </draw:frame>
        <draw:frame draw:style-name="gr3" draw:text-style-name="P3" draw:layer="layout" svg:width="1.217cm" svg:height="0.603cm" svg:x="3.899cm" svg:y="2.78cm">
          <draw:text-box>
            <text:p text:style-name="P2"><text:span text:style-name="T1">6,183</text:span></text:p>
          </draw:text-box>
        </draw:frame>
        <draw:frame draw:style-name="gr3" draw:text-style-name="P3" draw:layer="layout" svg:width="1.217cm" svg:height="0.603cm" svg:x="2.96cm" svg:y="3.44cm">
          <draw:text-box>
            <text:p text:style-name="P2"><text:span text:style-name="T1">4,929</text:span></text:p>
          </draw:text-box>
        </draw:frame>
        <draw:frame draw:style-name="gr3" draw:text-style-name="P3" draw:layer="layout" svg:width="1.217cm" svg:height="0.603cm" svg:x="6.532cm" svg:y="5.631cm">
          <draw:text-box>
            <text:p text:style-name="P2"><text:span text:style-name="T1">5,566</text:span></text:p>
          </draw:text-box>
        </draw:frame>
        <draw:frame draw:style-name="gr3" draw:text-style-name="P3" draw:layer="layout" svg:width="1.217cm" svg:height="0.603cm" svg:x="6.704cm" svg:y="2.344cm">
          <draw:text-box>
            <text:p text:style-name="P2"><text:span text:style-name="T1">6,661</text:span></text:p>
          </draw:text-box>
        </draw:frame>
        <draw:frame draw:style-name="gr3" draw:text-style-name="P3" draw:layer="layout" svg:width="1.217cm" svg:height="0.603cm" svg:x="2.548cm" svg:y="4.105cm">
          <draw:text-box>
            <text:p text:style-name="P2"><text:span text:style-name="T1">741</text:span></text:p>
          </draw:text-box>
        </draw:frame>
        <draw:frame draw:style-name="gr3" draw:text-style-name="P3" draw:layer="layout" svg:width="1.217cm" svg:height="0.603cm" svg:x="3.009cm" svg:y="2.231cm">
          <draw:text-box>
            <text:p text:style-name="P2"><text:span text:style-name="T1">5,840</text:span></text:p>
          </draw:text-box>
        </draw:frame>
        <draw:frame draw:style-name="gr3" draw:text-style-name="P3" draw:layer="layout" svg:width="1.217cm" svg:height="0.603cm" svg:x="5.689cm" svg:y="2.644cm">
          <draw:text-box>
            <text:p text:style-name="P2"><text:span text:style-name="T1">4,417</text:span></text:p>
          </draw:text-box>
        </draw:frame>
        <draw:custom-shape draw:style-name="gr5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6" draw:layer="layout" svg:width="0.737cm" svg:height="0.737cm" svg:x="5.253cm" svg:y="1.371cm">
          <text:p text:style-name="P4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6" draw:text-style-name="P7" draw:layer="layout" svg:width="5.008cm" svg:height="2.144cm" draw:transform="rotate (-2.9550169565516) translate (8.16890808020716cm 5.9878854891738cm)" svg:viewBox="0 0 5009 2145" svg:d="M0 2145c2939 0 5009-2145 5009-2145">
          <text:p/>
        </draw:path>
        <draw:custom-shape draw:style-name="gr7" draw:text-style-name="P6" draw:layer="layout" svg:width="0.737cm" svg:height="0.737cm" svg:x="7.618cm" svg:y="3.45cm">
          <text:p text:style-name="P4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6" draw:layer="layout" svg:width="0.737cm" svg:height="0.737cm" svg:x="1.462cm" svg:y="3.683cm">
          <text:p text:style-name="P4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6" draw:layer="layout" svg:width="0.737cm" svg:height="0.737cm" svg:x="2.632cm" svg:y="6.818cm">
          <text:p text:style-name="P4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6" draw:layer="layout" svg:width="0.737cm" svg:height="0.737cm" svg:x="5.779cm" svg:y="5.949cm">
          <text:p text:style-name="P4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2" draw:style-name="dp1" draw:master-page-name="Default_5f_">
        <draw:line draw:style-name="gr1" draw:text-style-name="P1" draw:layer="layout" svg:x1="5.906cm" svg:y1="6.402cm" svg:x2="3.16cm" svg:y2="7.004cm">
          <text:p/>
        </draw:line>
        <draw:line draw:style-name="gr8" draw:text-style-name="P1" draw:layer="layout" svg:x1="1.942cm" svg:y1="3.75cm" svg:x2="2.396cm" svg:y2="2.071cm">
          <text:p/>
        </draw:line>
        <draw:line draw:style-name="gr9" draw:text-style-name="P1" draw:layer="layout" svg:x1="5.454cm" svg:y1="2.095cm" svg:x2="2.975cm" svg:y2="6.954cm">
          <text:p/>
        </draw:line>
        <draw:line draw:style-name="gr1" draw:text-style-name="P1" draw:layer="layout" svg:x1="5.949cm" svg:y1="2.033cm" svg:x2="7.957cm" svg:y2="3.632cm">
          <text:p/>
        </draw:line>
        <draw:line draw:style-name="gr1" draw:text-style-name="P1" draw:layer="layout" svg:x1="5.664cm" svg:y1="1.686cm" svg:x2="2.009cm" svg:y2="3.884cm">
          <text:p/>
        </draw:line>
        <draw:line draw:style-name="gr1" draw:text-style-name="P1" draw:layer="layout" svg:x1="5.206cm" svg:y1="1.736cm" svg:x2="2.73cm" svg:y2="1.8cm">
          <text:p/>
        </draw:line>
        <draw:frame draw:style-name="gr3" draw:text-style-name="P3" draw:layer="layout" svg:width="1.217cm" svg:height="0.603cm" svg:x="3.121cm" svg:y="1.295cm">
          <draw:text-box>
            <text:p text:style-name="P8"><text:span text:style-name="T1">8,033</text:span></text:p>
          </draw:text-box>
        </draw:frame>
        <draw:line draw:style-name="gr10" draw:text-style-name="P1" draw:layer="layout" svg:x1="5.726cm" svg:y1="1.785cm" svg:x2="6.086cm" svg:y2="5.913cm">
          <text:p/>
        </draw:line>
        <draw:line draw:style-name="gr1" draw:text-style-name="P1" draw:layer="layout" svg:x1="2.826cm" svg:y1="6.793cm" svg:x2="1.995cm" svg:y2="4.388cm">
          <text:p/>
        </draw:line>
        <draw:frame draw:style-name="gr3" draw:text-style-name="P3" draw:layer="layout" svg:width="1.217cm" svg:height="0.603cm" svg:x="1.516cm" svg:y="5.89cm">
          <draw:text-box>
            <text:p text:style-name="P8"><text:span text:style-name="T1">6,932</text:span></text:p>
          </draw:text-box>
        </draw:frame>
        <draw:line draw:style-name="gr1" draw:text-style-name="P1" draw:layer="layout" svg:x1="6.383cm" svg:y1="6.371cm" svg:x2="7.722cm" svg:y2="3.979cm">
          <text:p/>
        </draw:line>
        <draw:line draw:style-name="gr9" draw:text-style-name="P1" draw:layer="layout" svg:x1="7.586cm" svg:y1="3.756cm" svg:x2="2.107cm" svg:y2="3.992cm">
          <text:p/>
        </draw:line>
        <draw:line draw:style-name="gr9" draw:text-style-name="P1" draw:layer="layout" svg:x1="5.788cm" svg:y1="6.185cm" svg:x2="1.909cm" svg:y2="4.091cm">
          <text:p/>
        </draw:line>
        <draw:frame draw:style-name="gr3" draw:text-style-name="P3" draw:layer="layout" svg:width="1.217cm" svg:height="0.603cm" svg:x="1.2cm" svg:y="2.084cm">
          <draw:text-box>
            <text:p text:style-name="P8"><text:span text:style-name="T1">6,263</text:span></text:p>
          </draw:text-box>
        </draw:frame>
        <draw:line draw:style-name="gr1" draw:text-style-name="P1" draw:layer="layout" svg:x1="7.955cm" svg:y1="7.232cm" svg:x2="8.019cm" svg:y2="4.029cm">
          <text:p/>
        </draw:line>
        <draw:frame draw:style-name="gr3" draw:text-style-name="P3" draw:layer="layout" svg:width="1.217cm" svg:height="0.603cm" svg:x="7.83cm" svg:y="5.443cm">
          <draw:text-box>
            <text:p text:style-name="P8"><text:span text:style-name="T1">8,471</text:span></text:p>
          </draw:text-box>
        </draw:frame>
        <draw:line draw:style-name="gr9" draw:text-style-name="P1" draw:layer="layout" svg:x1="7.701cm" svg:y1="7.5cm" svg:x2="3.024cm" svg:y2="7.165cm">
          <text:p/>
        </draw:line>
        <draw:frame draw:style-name="gr3" draw:text-style-name="P3" draw:layer="layout" svg:width="1.217cm" svg:height="0.603cm" svg:x="4.454cm" svg:y="7.315cm">
          <draw:text-box>
            <text:p text:style-name="P8"><text:span text:style-name="T1">4,923</text:span></text:p>
          </draw:text-box>
        </draw:frame>
        <draw:frame draw:style-name="gr3" draw:text-style-name="P3" draw:layer="layout" svg:width="1.217cm" svg:height="0.603cm" svg:x="4.671cm" svg:y="4.145cm">
          <draw:text-box>
            <text:p text:style-name="P8"><text:span text:style-name="T1">8,824</text:span></text:p>
          </draw:text-box>
        </draw:frame>
        <draw:frame draw:style-name="gr3" draw:text-style-name="P3" draw:layer="layout" svg:width="1.217cm" svg:height="0.603cm" svg:x="4.153cm" svg:y="6.108cm">
          <draw:text-box>
            <text:p text:style-name="P8"><text:span text:style-name="T1">6,518</text:span></text:p>
          </draw:text-box>
        </draw:frame>
        <draw:frame draw:style-name="gr3" draw:text-style-name="P3" draw:layer="layout" svg:width="1.217cm" svg:height="0.603cm" svg:x="3.899cm" svg:y="2.78cm">
          <draw:text-box>
            <text:p text:style-name="P8"><text:span text:style-name="T1">6,183</text:span></text:p>
          </draw:text-box>
        </draw:frame>
        <draw:frame draw:style-name="gr3" draw:text-style-name="P3" draw:layer="layout" svg:width="1.217cm" svg:height="0.603cm" svg:x="2.96cm" svg:y="3.44cm">
          <draw:text-box>
            <text:p text:style-name="P8"><text:span text:style-name="T1">4,929</text:span></text:p>
          </draw:text-box>
        </draw:frame>
        <draw:frame draw:style-name="gr3" draw:text-style-name="P3" draw:layer="layout" svg:width="1.217cm" svg:height="0.603cm" svg:x="6.532cm" svg:y="5.631cm">
          <draw:text-box>
            <text:p text:style-name="P8"><text:span text:style-name="T1">5,566</text:span></text:p>
          </draw:text-box>
        </draw:frame>
        <draw:frame draw:style-name="gr3" draw:text-style-name="P3" draw:layer="layout" svg:width="1.217cm" svg:height="0.603cm" svg:x="6.704cm" svg:y="2.344cm">
          <draw:text-box>
            <text:p text:style-name="P8"><text:span text:style-name="T1">6,661</text:span></text:p>
          </draw:text-box>
        </draw:frame>
        <draw:frame draw:style-name="gr3" draw:text-style-name="P3" draw:layer="layout" svg:width="1.217cm" svg:height="0.603cm" svg:x="2.548cm" svg:y="4.105cm">
          <draw:text-box>
            <text:p text:style-name="P8"><text:span text:style-name="T1">741</text:span></text:p>
          </draw:text-box>
        </draw:frame>
        <draw:frame draw:style-name="gr3" draw:text-style-name="P3" draw:layer="layout" svg:width="1.217cm" svg:height="0.603cm" svg:x="3.009cm" svg:y="2.231cm">
          <draw:text-box>
            <text:p text:style-name="P8"><text:span text:style-name="T1">5,840</text:span></text:p>
          </draw:text-box>
        </draw:frame>
        <draw:frame draw:style-name="gr3" draw:text-style-name="P3" draw:layer="layout" svg:width="1.217cm" svg:height="0.603cm" svg:x="5.689cm" svg:y="2.644cm">
          <draw:text-box>
            <text:p text:style-name="P8"><text:span text:style-name="T1">4,417</text:span></text:p>
          </draw:text-box>
        </draw:frame>
        <draw:custom-shape draw:style-name="gr11" draw:text-style-name="P5" draw:layer="Layout" svg:width="0.737cm" svg:height="0.737cm" svg:x="2.055cm" svg:y="1.335cm">
          <text:p text:style-name="P9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6" draw:layer="Layout" svg:width="0.737cm" svg:height="0.737cm" svg:x="5.253cm" svg:y="1.371cm">
          <text:p text:style-name="P10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6" draw:text-style-name="P7" draw:layer="layout" svg:width="5.008cm" svg:height="2.144cm" draw:transform="rotate (-2.9550169565516) translate (8.16890808020716cm 5.9878854891738cm)" svg:viewBox="0 0 5009 2145" svg:d="M0 2145c2939 0 5009-2145 5009-2145">
          <text:p/>
        </draw:path>
        <draw:custom-shape draw:style-name="gr12" draw:text-style-name="P6" draw:layer="Layout" svg:width="0.737cm" svg:height="0.737cm" svg:x="7.618cm" svg:y="3.45cm">
          <text:p text:style-name="P10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6" draw:layer="Layout" svg:width="0.737cm" svg:height="0.737cm" svg:x="1.462cm" svg:y="3.683cm">
          <text:p text:style-name="P10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6" draw:layer="Layout" svg:width="0.737cm" svg:height="0.737cm" svg:x="2.632cm" svg:y="6.818cm">
          <text:p text:style-name="P10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6" draw:layer="Layout" svg:width="0.737cm" svg:height="0.737cm" svg:x="5.779cm" svg:y="5.949cm">
          <text:p text:style-name="P10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5" draw:layer="Layout" svg:width="0.737cm" svg:height="0.737cm" svg:x="7.618cm" svg:y="7.152cm">
          <text:p text:style-name="P9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3" draw:style-name="dp1" draw:master-page-name="Default_5f__5f_">
        <draw:line draw:style-name="gr2" draw:text-style-name="P1" draw:layer="layout" svg:x1="1.942cm" svg:y1="3.75cm" svg:x2="2.396cm" svg:y2="2.071cm">
          <text:p/>
        </draw:line>
        <draw:line draw:style-name="gr1" draw:text-style-name="P1" draw:layer="layout" svg:x1="5.702cm" svg:y1="1.88cm" svg:x2="7.957cm" svg:y2="3.632cm">
          <text:p/>
        </draw:line>
        <draw:line draw:style-name="gr1" draw:text-style-name="P1" draw:layer="layout" svg:x1="5.664cm" svg:y1="1.686cm" svg:x2="2.009cm" svg:y2="3.884cm">
          <text:p/>
        </draw:line>
        <draw:line draw:style-name="gr1" draw:text-style-name="P1" draw:layer="layout" svg:x1="5.206cm" svg:y1="1.736cm" svg:x2="2.73cm" svg:y2="1.8cm">
          <text:p/>
        </draw:line>
        <draw:frame draw:style-name="gr3" draw:text-style-name="P3" draw:layer="layout" svg:width="1.217cm" svg:height="0.603cm" svg:x="3.521cm" svg:y="1.295cm">
          <draw:text-box>
            <text:p text:style-name="P8"><text:span text:style-name="T1">64</text:span></text:p>
          </draw:text-box>
        </draw:frame>
        <draw:line draw:style-name="gr1" draw:text-style-name="P1" draw:layer="layout" svg:x1="7.586cm" svg:y1="3.756cm" svg:x2="2.107cm" svg:y2="3.992cm">
          <text:p/>
        </draw:line>
        <draw:frame draw:style-name="gr3" draw:text-style-name="P3" draw:layer="layout" svg:width="1.217cm" svg:height="0.603cm" svg:x="5.11cm" svg:y="2.36cm">
          <draw:text-box>
            <text:p text:style-name="P8"><text:span text:style-name="T1">7</text:span></text:p>
          </draw:text-box>
        </draw:frame>
        <draw:frame draw:style-name="gr3" draw:text-style-name="P3" draw:layer="layout" svg:width="1.217cm" svg:height="0.603cm" svg:x="2.836cm" svg:y="3.968cm">
          <draw:text-box>
            <text:p text:style-name="P8"><text:span text:style-name="T1">8</text:span></text:p>
          </draw:text-box>
        </draw:frame>
        <draw:frame draw:style-name="gr3" draw:text-style-name="P3" draw:layer="layout" svg:width="1.217cm" svg:height="0.603cm" svg:x="6.704cm" svg:y="2.344cm">
          <draw:text-box>
            <text:p text:style-name="P8"><text:span text:style-name="T1">10</text:span></text:p>
          </draw:text-box>
        </draw:frame>
        <draw:frame draw:style-name="gr3" draw:text-style-name="P3" draw:layer="layout" svg:width="1.217cm" svg:height="0.603cm" svg:x="2.656cm" svg:y="2.65cm">
          <draw:text-box>
            <text:p text:style-name="P8"><text:span text:style-name="T1">13</text:span></text:p>
          </draw:text-box>
        </draw:frame>
        <draw:custom-shape draw:style-name="gr11" draw:text-style-name="P6" draw:layer="Layout" svg:width="0.737cm" svg:height="0.737cm" svg:x="5.253cm" svg:y="1.371cm">
          <text:p text:style-name="P10"><text:span text:style-name="T3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6" draw:layer="Layout" svg:width="0.737cm" svg:height="0.737cm" svg:x="1.462cm" svg:y="3.683cm">
          <text:p text:style-name="P10"><text:span text:style-name="T3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7.83cm" svg:y1="3.713cm" svg:x2="2.455cm" svg:y2="1.833cm">
          <text:p/>
        </draw:line>
        <draw:frame draw:style-name="gr13" draw:text-style-name="P3" draw:layer="layout" svg:width="0.828cm" svg:height="0.603cm" svg:x="1.719cm" svg:y="2.387cm">
          <draw:text-box>
            <text:p text:style-name="P8"><text:span text:style-name="T1">9</text:span></text:p>
          </draw:text-box>
        </draw:frame>
        <draw:custom-shape draw:style-name="gr11" draw:text-style-name="P5" draw:layer="Layout" svg:width="0.737cm" svg:height="0.737cm" svg:x="2.055cm" svg:y="1.335cm">
          <text:p text:style-name="P9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6" draw:layer="Layout" svg:width="0.737cm" svg:height="0.737cm" svg:x="7.618cm" svg:y="3.45cm">
          <text:p text:style-name="P10"><text:span text:style-name="T3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6.122cm" svg:y1="5.794cm" svg:x2="8.377cm" svg:y2="7.546cm">
          <text:p/>
        </draw:line>
        <draw:line draw:style-name="gr1" draw:text-style-name="P1" draw:layer="layout" svg:x1="8.006cm" svg:y1="7.67cm" svg:x2="2.527cm" svg:y2="7.906cm">
          <text:p/>
        </draw:line>
        <draw:frame draw:style-name="gr3" draw:text-style-name="P3" draw:layer="layout" svg:width="1.217cm" svg:height="0.603cm" svg:x="5.53cm" svg:y="6.274cm">
          <draw:text-box>
            <text:p text:style-name="P8"><text:span text:style-name="T1">7</text:span></text:p>
          </draw:text-box>
        </draw:frame>
        <draw:frame draw:style-name="gr3" draw:text-style-name="P3" draw:layer="layout" svg:width="1.217cm" svg:height="0.603cm" svg:x="3.256cm" svg:y="7.782cm">
          <draw:text-box>
            <text:p text:style-name="P8"><text:span text:style-name="T1">8</text:span></text:p>
          </draw:text-box>
        </draw:frame>
        <draw:frame draw:style-name="gr3" draw:text-style-name="P3" draw:layer="layout" svg:width="1.217cm" svg:height="0.603cm" svg:x="7.124cm" svg:y="6.258cm">
          <draw:text-box>
            <text:p text:style-name="P8"><text:span text:style-name="T1">10</text:span></text:p>
          </draw:text-box>
        </draw:frame>
        <draw:custom-shape draw:style-name="gr14" draw:text-style-name="P6" draw:layer="layout" svg:width="0.737cm" svg:height="0.737cm" svg:x="5.673cm" svg:y="5.285cm">
          <text:p text:style-name="P10"><text:span text:style-name="T3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" draw:text-style-name="P6" draw:layer="layout" svg:width="0.737cm" svg:height="0.737cm" svg:x="1.882cm" svg:y="7.597cm">
          <text:p text:style-name="P10"><text:span text:style-name="T3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8.25cm" svg:y1="7.627cm" svg:x2="2.875cm" svg:y2="5.747cm">
          <text:p/>
        </draw:line>
        <draw:custom-shape draw:style-name="gr14" draw:text-style-name="P5" draw:layer="layout" svg:width="0.737cm" svg:height="0.737cm" svg:x="2.475cm" svg:y="5.249cm">
          <text:p text:style-name="P9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6" draw:layer="layout" svg:width="0.737cm" svg:height="0.737cm" svg:x="8.038cm" svg:y="7.364cm">
          <text:p text:style-name="P10"><text:span text:style-name="T3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  <style:master-page style:name="Default_5f__5f_" style:display-name="Default_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0.4$MacOSX_x86 LibreOffice_project/62ad5818884a2fc2e5780dd45466868d41009ec0</meta:generator>
    <meta:initial-creator>James Plank</meta:initial-creator>
    <meta:creation-date>2007-12-02T15:48:06</meta:creation-date>
    <dc:date>2014-11-11T13:18:22.228016000</dc:date>
    <meta:printed-by>James Plank</meta:printed-by>
    <meta:print-date>2007-12-02T15:57:10</meta:print-date>
    <dc:language>en-US</dc:language>
    <meta:editing-cycles>20</meta:editing-cycles>
    <meta:editing-duration>P1DT6H23M58S</meta:editing-duration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